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aseFilterReader.getProje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seFilterReader.BaseFilterReader( final Reader i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seFilterReader.skip( final long n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BaseFilterReader.read( final char [ ] cbuf , final int off , final int len )</text:p>
          </table:table-cell>
          <table:table-cell office:value-type="float" office:value="4">
            <text:p text:style-name="Table_20_Contents">4</text:p>
          </table:table-cell>
          <table:table-cell office:value-type="float" office:value="7">
            <text:p text:style-name="Table_20_Contents">7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BaseFilterReader.readLine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BaseFilterReader.BaseFilterRea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aseFilterReader.setProject( final Project proj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seFilterReader.readFull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seFilterReader.getInitializ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seFilterReader.setInitialized( final boolean initializ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